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FactoryBean.createInsta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istFactoryBean.setTargetListClass( @ Nullable Class &lt; ? extends List &gt; targetLis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FactoryBean.setSourceList( List &lt; ? &gt; sourc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